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2.948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transparent"/>
    </style:style>
    <style:style style:name="ce15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 fo:wrap-option="wrap"/>
    </style:style>
    <style:style style:name="ce16" style:family="table-cell" style:parent-style-name="Default" style:data-style-name="N104"/>
    <style:style style:name="ce27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MASTER_PGA-103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2.63" calcext:value-type="currency">
            <text:p>$2.63</text:p>
          </table:table-cell>
          <table:table-cell table:style-name="ce16" table:formula="of:=[.E2]*[.F2]" office:value-type="currency" office:currency="USD" office:value="26.3" calcext:value-type="currency">
            <text:p>$26.30</text:p>
          </table:table-cell>
          <table:table-cell office:value-type="string" calcext:value-type="string">
            <text:p><text:a xlink:href="https://www.digikey.com/en/products/detail/mini-circuits/PGA-103/13680582?s=N4IgTCBcDaIAoHECCBaAjABgMwgLoF8g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18" calcext:value-type="currency">
            <text:p>$3.18</text:p>
          </table:table-cell>
          <table:table-cell table:style-name="ce16" table:formula="of:=[.E3]*[.F3]" office:value-type="currency" office:currency="USD" office:value="31.8" calcext:value-type="currency">
            <text:p>$31.80</text:p>
          </table:table-cell>
          <table:table-cell office:value-type="string" calcext:value-type="string">
            <text:p><text:a xlink:href="https://www.digikey.com/en/products/detail/würth-elektronik/36103205/233746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" calcext:value-type="currency">
            <text:p>$0.50</text:p>
          </table:table-cell>
          <table:table-cell table:style-name="ce16" table:formula="of:=[.E4]*[.F4]" office:value-type="currency" office:currency="USD" office:value="5" calcext:value-type="currency">
            <text:p>$5.00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09" calcext:value-type="currency">
            <text:p>$0.21</text:p>
          </table:table-cell>
          <table:table-cell table:style-name="ce16" table:formula="of:=[.E6]*[.F6]" office:value-type="currency" office:currency="USD" office:value="2.09" calcext:value-type="currency">
            <text:p>$2.09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19" calcext:value-type="currency">
            <text:p>$0.22</text:p>
          </table:table-cell>
          <table:table-cell table:style-name="ce16" table:formula="of:=[.E7]*[.F7]" office:value-type="currency" office:currency="USD" office:value="5.475" calcext:value-type="currency">
            <text:p>$5.48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78" calcext:value-type="currency">
            <text:p>$0.04</text:p>
          </table:table-cell>
          <table:table-cell table:style-name="ce16" table:formula="of:=[.E8]*[.F8]" office:value-type="currency" office:currency="USD" office:value="3.78" calcext:value-type="currency">
            <text:p>$3.7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08052C102J4Z2ACT-ND</text:p>
          </table:table-cell>
          <table:table-cell table:style-name="ce15" office:value-type="string" calcext:value-type="string">
            <text:p>100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48" calcext:value-type="currency">
            <text:p>$0.05</text:p>
          </table:table-cell>
          <table:table-cell table:style-name="ce16" table:formula="of:=[.E9]*[.F9]" office:value-type="currency" office:currency="USD" office:value="4.8" calcext:value-type="currency">
            <text:p>$4.80</text:p>
          </table:table-cell>
          <table:table-cell office:value-type="string" calcext:value-type="string">
            <text:p><text:a xlink:href="https://www.digikey.com/en/products/detail/kyocera-avx/KAF21BR72D102JT/11238727" xlink:type="simple">LINK</text:a></text:p>
          </table:table-cell>
          <table:table-cell/>
          <table:table-cell office:value-type="string" calcext:value-type="string">
            <text:p>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0451-1-ND</text:p>
          </table:table-cell>
          <table:table-cell table:style-name="ce15" office:value-type="string" calcext:value-type="string">
            <text:p>33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501" calcext:value-type="currency">
            <text:p>$0.05</text:p>
          </table:table-cell>
          <table:table-cell table:style-name="ce16" table:formula="of:=[.E10]*[.F10]" office:value-type="currency" office:currency="USD" office:value="5.01" calcext:value-type="currency">
            <text:p>$5.01</text:p>
          </table:table-cell>
          <table:table-cell office:value-type="string" calcext:value-type="string">
            <text:p><text:a xlink:href="https://www.digikey.com/en/products/detail/kyocera-avx/08052C331JAZ2A/6138434?s=N4IgjCBcoMxaBjKAzAhgGwM4FMA0IB7KAbRACYBWABjgF18AHAFyhAGUmAnASwDsBzEAF98YACzwQSSGix5CJcGKoAOMSpD0QzVhx4DhogGyTpsnPiKRSMAJwwytzYxaR2XPoJHgA7KZQYFgrWIGJkZGJgFM7aru76XqK2Kk7QUgFylopUmt5kVGKpiBlBVjYwVAAEDABiMTpuAKq83EwA8sgAstiomACunNiGIAC0EGlmgfJloT4atN4jZP6QXH3TitELQkJAA" xlink:type="simple">LINK</text:a></text:p>
          </table:table-cell>
          <table:table-cell/>
          <table:table-cell office:value-type="string" calcext:value-type="string">
            <text:p>For UHF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12]*[.F12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94CRCT-ND</text:p>
          </table:table-cell>
          <table:table-cell table:style-name="ce15" office:value-type="string" calcext:value-type="string">
            <text:p>2.94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41" calcext:value-type="currency">
            <text:p>$0.04</text:p>
          </table:table-cell>
          <table:table-cell table:style-name="ce16" table:formula="of:=[.E13]*[.F13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digikey.com/en/products/detail/yageo/RC0805FR-072R94L/727716?s=N4IgjCBcpgTAnBaIDGUBmBDANgZwKYA0IA9lANogDM8VsAHCALrEAOALlCAMrsBOASwB2AcxABfYmHj14UUGkhY8RUhRAAGZpJCwN9AKzzUGHAWJlIlWADp4AFgAEAeQAWAW1zM2nSCACqQgLszugAsviYuACufPgSxAC0SAqmKhbqYFTaSbDGivzRqpaURkziFUA" xlink:type="simple">LINK</text:a></text:p>
          </table:table-cell>
          <table:table-cell/>
          <table:table-cell office:value-type="string" calcext:value-type="string">
            <text:p>For 4.75V bias @ 84.9m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.50CRCT-ND</text:p>
          </table:table-cell>
          <table:table-cell table:style-name="ce15" office:value-type="string" calcext:value-type="string">
            <text:p>1.5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27" calcext:value-type="currency">
            <text:p>$0.02</text:p>
          </table:table-cell>
          <table:table-cell table:style-name="ce16" table:formula="of:=[.E14]*[.F14]" office:value-type="currency" office:currency="USD" office:value="2.27" calcext:value-type="currency">
            <text:p>$2.27</text:p>
          </table:table-cell>
          <table:table-cell office:value-type="string" calcext:value-type="string">
            <text:p><text:a xlink:href="https://www.digikey.com/en/products/detail/yageo/RC0805FR-071R5L/727495" xlink:type="simple">LINK</text:a></text:p>
          </table:table-cell>
          <table:table-cell/>
          <table:table-cell office:value-type="string" calcext:value-type="string">
            <text:p>to account for inductor resistance, 330nH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26CRTR-ND</text:p>
          </table:table-cell>
          <table:table-cell table:style-name="ce15" office:value-type="string" calcext:value-type="string">
            <text:p>2.26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68" calcext:value-type="currency">
            <text:p>$0.03</text:p>
          </table:table-cell>
          <table:table-cell table:style-name="ce16" table:formula="of:=[.E15]*[.F15]" office:value-type="currency" office:currency="USD" office:value="2.68" calcext:value-type="currency">
            <text:p>$2.68</text:p>
          </table:table-cell>
          <table:table-cell office:value-type="string" calcext:value-type="string">
            <text:p><text:a xlink:href="https://www.digikey.com/en/products/detail/yageo/RC0805FR-072R26L/727681" xlink:type="simple">LINK</text:a></text:p>
          </table:table-cell>
          <table:table-cell/>
          <table:table-cell office:value-type="string" calcext:value-type="string">
            <text:p>to account for inductor resistance, 220nH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72-1-ND</text:p>
          </table:table-cell>
          <table:table-cell table:style-name="ce15" office:value-type="string" calcext:value-type="string">
            <text:p>330 nH Unshielded Wirewound Inductor 310 mA 1.4Ohm Max 0805 (2015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7]*[.F17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33J00L/2625457" xlink:type="simple">LINK</text:a></text:p>
          </table:table-cell>
          <table:table-cell/>
          <table:table-cell office:value-type="string" calcext:value-type="string">
            <text:p>1.4Ohm res, 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69-1-ND</text:p>
          </table:table-cell>
          <table:table-cell table:style-name="ce15" office:value-type="string" calcext:value-type="string">
            <text:p>FIXED IND 220NH 400MA 700MOHM S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8]*[.F18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22J00L/2625454" xlink:type="simple">LINK</text:a></text:p>
          </table:table-cell>
          <table:table-cell/>
          <table:table-cell office:value-type="string" calcext:value-type="string">
            <text:p>0.7 Ohm, for UHF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377-2390-ND</text:p>
          </table:table-cell>
          <table:table-cell table:style-name="ce25" office:value-type="string" calcext:value-type="string">
            <text:p>Box Metal, Aluminum Natural Cover Included 2.520" L x 2.270" W (64.01mm x 57.66mm) X 1.378" (35.0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6" calcext:value-type="float">
            <text:p>6</text:p>
          </table:table-cell>
          <table:table-cell table:style-name="ce27" office:value-type="currency" office:currency="USD" office:value="7.1" calcext:value-type="currency">
            <text:p>$7.10</text:p>
          </table:table-cell>
          <table:table-cell table:style-name="ce27" table:formula="of:=[.E20]*[.F20]" office:value-type="currency" office:currency="USD" office:value="42.6" calcext:value-type="currency">
            <text:p>$42.60</text:p>
          </table:table-cell>
          <table:table-cell table:style-name="ce13" office:value-type="string" calcext:value-type="string">
            <text:p><text:a xlink:href="https://www.digikey.com/en/products/detail/bud-industries/AN-1301-A/5804533" xlink:type="simple">LINK</text:a></text:p>
          </table:table-cell>
          <table:table-cell table:style-name="ce13"/>
          <table:table-cell table:style-name="ce13" office:value-type="string" calcext:value-type="string">
            <text:p>Bud industries alternative</text:p>
          </table:table-cell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36-909-ND</text:p>
          </table:table-cell>
          <table:table-cell table:style-name="ce25" office:value-type="string" calcext:value-type="string">
            <text:p>4 Stud Lockwasher, Internal Tooth Lug Terminal Flat Connecto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25" calcext:value-type="float">
            <text:p>25</text:p>
          </table:table-cell>
          <table:table-cell table:style-name="ce27" office:value-type="currency" office:currency="USD" office:value="0.1944" calcext:value-type="currency">
            <text:p>$0.19</text:p>
          </table:table-cell>
          <table:table-cell table:style-name="ce27" table:formula="of:=[.E21]*[.F21]" office:value-type="currency" office:currency="USD" office:value="4.86" calcext:value-type="currency">
            <text:p>$4.86</text:p>
          </table:table-cell>
          <table:table-cell table:style-name="ce13" office:value-type="string" calcext:value-type="string">
            <text:p><text:a xlink:href="https://www.digikey.com/en/products/detail/keystone-electronics/909/317250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CX1165-ND</text:p>
          </table:table-cell>
          <table:table-cell table:style-name="ce25" office:value-type="string" calcext:value-type="string">
            <text:p>N Type Connector Receptacle, Female Socket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0" calcext:value-type="float">
            <text:p>10</text:p>
          </table:table-cell>
          <table:table-cell table:style-name="ce27" office:value-type="currency" office:currency="USD" office:value="6.451" calcext:value-type="currency">
            <text:p>$6.45</text:p>
          </table:table-cell>
          <table:table-cell table:style-name="ce27" table:formula="of:=[.E22]*[.F22]" office:value-type="currency" office:currency="USD" office:value="64.51" calcext:value-type="currency">
            <text:p>$64.51</text:p>
          </table:table-cell>
          <table:table-cell table:style-name="ce13" office:value-type="string" calcext:value-type="string">
            <text:p><text:a xlink:href="https://www.digikey.com/en/products/detail/amphenol-rf/172117/1011842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RF2999-ND</text:p>
          </table:table-cell>
          <table:table-cell table:style-name="ce25" office:value-type="string" calcext:value-type="string">
            <text:p>N Type Connector Receptacle, Male Pin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12.071" calcext:value-type="currency">
            <text:p>$12.07</text:p>
          </table:table-cell>
          <table:table-cell table:style-name="ce27" table:formula="of:=[.E23]*[.F23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amphenol-rf/172260/494820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-Carr</text:p>
          </table:table-cell>
          <table:table-cell table:style-name="ce23" office:value-type="string" calcext:value-type="string">
            <text:p>92196A110</text:p>
          </table:table-cell>
          <table:table-cell table:style-name="ce25" office:value-type="string" calcext:value-type="string">
            <text:p>18-8 Stainless Steel Socket Head Screw, 4-40 Thread Size, 1/2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6.38" calcext:value-type="currency">
            <text:p>$6.38</text:p>
          </table:table-cell>
          <table:table-cell table:style-name="ce27" table:formula="of:=[.E24]*[.F24]" office:value-type="currency" office:currency="USD" office:value="6.38" calcext:value-type="currency">
            <text:p>$6.38</text:p>
          </table:table-cell>
          <table:table-cell table:style-name="ce13" office:value-type="string" calcext:value-type="string">
            <text:p><text:a xlink:href="https://www.mcmaster.com/92196A110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-Carr</text:p>
          </table:table-cell>
          <table:table-cell table:style-name="ce23" office:value-type="string" calcext:value-type="string">
            <text:p>91841A005</text:p>
          </table:table-cell>
          <table:table-cell table:style-name="ce25" office:value-type="string" calcext:value-type="string">
            <text:p>18-8 Stainless Steel Hex Nut, 4-40 Thread Size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3.89" calcext:value-type="currency">
            <text:p>$3.89</text:p>
          </table:table-cell>
          <table:table-cell table:style-name="ce27" table:formula="of:=[.E25]*[.F25]" office:value-type="currency" office:currency="USD" office:value="3.89" calcext:value-type="currency">
            <text:p>$3.89</text:p>
          </table:table-cell>
          <table:table-cell table:style-name="ce13" office:value-type="string" calcext:value-type="string">
            <text:p><text:a xlink:href="https://www.mcmaster.com/91841A005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27" table:formula="of:=[.E26]*[.F26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26])" office:value-type="currency" office:currency="USD" office:value="221.025" calcext:value-type="currency">
            <text:p>$221.03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0-ND</text:p>
          </table:table-cell>
          <table:table-cell table:style-name="ce25" office:value-type="string" calcext:value-type="string">
            <text:p>Box Metal, Aluminum Unpainted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8.46" calcext:value-type="currency">
            <text:p>$8.46</text:p>
          </table:table-cell>
          <table:table-cell table:style-name="ce27" table:formula="of:=[.E31]*[.F31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/2268541" xlink:type="simple">LINK</text:a></text:p>
          </table:table-cell>
          <table:table-cell table:style-name="ce13"/>
          <table:table-cell table:style-name="ce13" office:value-type="string" calcext:value-type="string">
            <text:p>6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1-ND</text:p>
          </table:table-cell>
          <table:table-cell table:style-name="ce25" office:value-type="string" calcext:value-type="string">
            <text:p>Box Metal, Aluminum Black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12.05" calcext:value-type="currency">
            <text:p>$12.05</text:p>
          </table:table-cell>
          <table:table-cell table:style-name="ce27" table:formula="of:=[.E32]*[.F32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BK/2268542" xlink:type="simple">LINK</text:a></text:p>
          </table:table-cell>
          <table:table-cell table:style-name="ce13"/>
          <table:table-cell table:style-name="ce13" office:value-type="string" calcext:value-type="string">
            <text:p>alternative to above, 12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6-ND</text:p>
          </table:table-cell>
          <table:table-cell table:style-name="ce25" office:value-type="string" calcext:value-type="string">
            <text:p>Box Metal, Aluminum Unpainted Cover Included 2.535" L x 2.299" W (64.39mm x 58.39mm) X 1.394" (35.41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9.39" calcext:value-type="currency">
            <text:p>$9.39</text:p>
          </table:table-cell>
          <table:table-cell table:style-name="ce27" table:formula="of:=[.E33]*[.F33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4/2268547" xlink:type="simple">LINK</text:a></text:p>
          </table:table-cell>
          <table:table-cell table:style-name="ce13"/>
          <table:table-cell table:style-name="ce13" office:value-type="string" calcext:value-type="string">
            <text:p>larger alternative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01-1549-ND</text:p>
          </table:table-cell>
          <table:table-cell table:style-name="ce15" office:value-type="string" calcext:value-type="string">
            <text:p>Box Metal, Aluminum Unpainted Cover Included 1.500" L x 1.130" W (38.10mm x 28.70mm) X 0.880" (22.35mm)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style-name="ce16" office:value-type="currency" office:currency="USD" office:value="9.99" calcext:value-type="currency">
            <text:p>$9.99</text:p>
          </table:table-cell>
          <table:table-cell table:style-name="ce27" table:formula="of:=[.E34]*[.F34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pomona-electronics/3754/736549" xlink:type="simple">LINK</text:a></text:p>
          </table:table-cell>
          <table:table-cell/>
          <table:table-cell office:value-type="string" calcext:value-type="string">
            <text:p>Pomona tiny box, Bias-T candidate</text:p>
          </table:table-cell>
          <table:table-cell/>
        </table:table-row>
        <table:table-row table:style-name="ro2" table:number-rows-repeated="4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3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09:56:33.441721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02T10:05:34.213803436</dc:date>
    <meta:editing-duration>P2DT11H23M24S</meta:editing-duration>
    <meta:editing-cycles>162</meta:editing-cycles>
    <meta:generator>LibreOffice/6.4.7.2$Linux_X86_64 LibreOffice_project/40$Build-2</meta:generator>
    <meta:document-statistic meta:table-count="1" meta:cell-count="218" meta:object-count="0"/>
  </office:meta>
</office:document-meta>
</file>